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30">
      <style:table-cell-properties fo:border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2.34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3">
            <text:p>Partnumber</text:p>
          </table:table-cell>
          <table:table-cell office:value-type="string" table:style-name="ce3">
            <text:p>Brand</text:p>
          </table:table-cell>
          <table:table-cell office:value-type="string" table:style-name="ce3">
            <text:p>Qty<text:s/></text:p>
          </table:table-cell>
          <table:table-cell office:value-type="string" table:style-name="ce4">
            <text:p>Cena netto PLN<text:s/></text:p>
          </table:table-cell>
          <table:table-cell office:value-type="string" table:style-name="ce4">
            <text:p>Price € net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07303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82.912700000000001" table:style-name="ce5">
            <text:p>82,91 zł</text:p>
          </table:table-cell>
          <table:table-cell office:value-type="currency" office:value="17.907710583153349" table:style-name="ce6">
            <text:p>17,91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5299</text:p>
          </table:table-cell>
          <table:table-cell office:value-type="string" table:style-name="ce2">
            <text:p>Sachs</text:p>
          </table:table-cell>
          <table:table-cell office:value-type="float" office:value="1" table:style-name="ce2">
            <text:p>1</text:p>
          </table:table-cell>
          <table:table-cell office:value-type="currency" office:value="135.82154" table:style-name="ce5">
            <text:p>135,82 zł</text:p>
          </table:table-cell>
          <table:table-cell office:value-type="currency" office:value="29.335105831533479" table:style-name="ce6">
            <text:p>29,34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5741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158.94835999999998" table:style-name="ce5">
            <text:p>158,95 zł</text:p>
          </table:table-cell>
          <table:table-cell office:value-type="currency" office:value="34.330099352051832" table:style-name="ce6">
            <text:p>34,33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5748</text:p>
          </table:table-cell>
          <table:table-cell office:value-type="string" table:style-name="ce2">
            <text:p>Sachs</text:p>
          </table:table-cell>
          <table:table-cell office:value-type="float" office:value="1" table:style-name="ce2">
            <text:p>1</text:p>
          </table:table-cell>
          <table:table-cell office:value-type="currency" office:value="82.912700000000001" table:style-name="ce5">
            <text:p>82,91 zł</text:p>
          </table:table-cell>
          <table:table-cell office:value-type="currency" office:value="17.907710583153349" table:style-name="ce6">
            <text:p>17,91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5781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118.35163999999999" table:style-name="ce5">
            <text:p>118,35 zł</text:p>
          </table:table-cell>
          <table:table-cell office:value-type="currency" office:value="25.561909287257016" table:style-name="ce6">
            <text:p>25,56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5820</text:p>
          </table:table-cell>
          <table:table-cell office:value-type="string" table:style-name="ce2">
            <text:p>Sachs</text:p>
          </table:table-cell>
          <table:table-cell office:value-type="float" office:value="10" table:style-name="ce2">
            <text:p>10</text:p>
          </table:table-cell>
          <table:table-cell office:value-type="currency" office:value="282.12502000000001" table:style-name="ce5">
            <text:p>282,13 zł</text:p>
          </table:table-cell>
          <table:table-cell office:value-type="currency" office:value="60.934129589632832" table:style-name="ce6">
            <text:p>60,93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06878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99.550699999999992" table:style-name="ce5">
            <text:p>99,55 zł</text:p>
          </table:table-cell>
          <table:table-cell office:value-type="currency" office:value="21.501231101511877" table:style-name="ce6">
            <text:p>21,50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15259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136.04338000000001" table:style-name="ce5">
            <text:p>136,04 zł</text:p>
          </table:table-cell>
          <table:table-cell office:value-type="currency" office:value="29.383019438444929" table:style-name="ce6">
            <text:p>29,38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0451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246.90792000000002" table:style-name="ce5">
            <text:p>246,91 zł</text:p>
          </table:table-cell>
          <table:table-cell office:value-type="currency" office:value="53.327844492440612" table:style-name="ce6">
            <text:p>53,33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30858</text:p>
          </table:table-cell>
          <table:table-cell office:value-type="string" table:style-name="ce2">
            <text:p>Sachs</text:p>
          </table:table-cell>
          <table:table-cell office:value-type="float" office:value="4" table:style-name="ce2">
            <text:p>4</text:p>
          </table:table-cell>
          <table:table-cell office:value-type="currency" office:value="85.186559999999986" table:style-name="ce5">
            <text:p>85,19 zł</text:p>
          </table:table-cell>
          <table:table-cell office:value-type="currency" office:value="18.398825053995679" table:style-name="ce6">
            <text:p>18,40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80359</text:p>
          </table:table-cell>
          <table:table-cell office:value-type="string" table:style-name="ce2">
            <text:p>Sachs</text:p>
          </table:table-cell>
          <table:table-cell office:value-type="float" office:value="1" table:style-name="ce2">
            <text:p>1</text:p>
          </table:table-cell>
          <table:table-cell office:value-type="currency" office:value="154.1788" table:style-name="ce5">
            <text:p>154,18 zł</text:p>
          </table:table-cell>
          <table:table-cell office:value-type="currency" office:value="33.299956803455721" table:style-name="ce6">
            <text:p>33,30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80360</text:p>
          </table:table-cell>
          <table:table-cell office:value-type="string" table:style-name="ce2">
            <text:p>Sachs</text:p>
          </table:table-cell>
          <table:table-cell office:value-type="float" office:value="1" table:style-name="ce2">
            <text:p>1</text:p>
          </table:table-cell>
          <table:table-cell office:value-type="currency" office:value="154.1788" table:style-name="ce5">
            <text:p>154,18 zł</text:p>
          </table:table-cell>
          <table:table-cell office:value-type="currency" office:value="33.299956803455721" table:style-name="ce6">
            <text:p>33,30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80379</text:p>
          </table:table-cell>
          <table:table-cell office:value-type="string" table:style-name="ce2">
            <text:p>Sachs</text:p>
          </table:table-cell>
          <table:table-cell office:value-type="float" office:value="8" table:style-name="ce2">
            <text:p>8</text:p>
          </table:table-cell>
          <table:table-cell office:value-type="currency" office:value="96.278559999999999" table:style-name="ce5">
            <text:p>96,28 zł</text:p>
          </table:table-cell>
          <table:table-cell office:value-type="currency" office:value="20.794505399568035" table:style-name="ce6">
            <text:p>20,79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80562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146.52531999999999" table:style-name="ce5">
            <text:p>146,53 zł</text:p>
          </table:table-cell>
          <table:table-cell office:value-type="currency" office:value="31.6469373650108" table:style-name="ce6">
            <text:p>31,65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90187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194.49822" table:style-name="ce5">
            <text:p>194,50 zł</text:p>
          </table:table-cell>
          <table:table-cell office:value-type="currency" office:value="42.008254859611235" table:style-name="ce6">
            <text:p>42,01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90377</text:p>
          </table:table-cell>
          <table:table-cell office:value-type="string" table:style-name="ce2">
            <text:p>Sachs</text:p>
          </table:table-cell>
          <table:table-cell office:value-type="float" office:value="1" table:style-name="ce2">
            <text:p>1</text:p>
          </table:table-cell>
          <table:table-cell office:value-type="currency" office:value="147.35721999999998" table:style-name="ce5">
            <text:p>147,36 zł</text:p>
          </table:table-cell>
          <table:table-cell office:value-type="currency" office:value="31.826613390928724" table:style-name="ce6">
            <text:p>31,83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90378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156.28627999999998" table:style-name="ce5">
            <text:p>156,29 zł</text:p>
          </table:table-cell>
          <table:table-cell office:value-type="currency" office:value="33.755136069114464" table:style-name="ce6">
            <text:p>33,76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90721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141.7003" table:style-name="ce5">
            <text:p>141,70 zł</text:p>
          </table:table-cell>
          <table:table-cell office:value-type="currency" office:value="30.604816414686827" table:style-name="ce6">
            <text:p>30,60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0466</text:p>
          </table:table-cell>
          <table:table-cell office:value-type="string" table:style-name="ce2">
            <text:p>Sachs</text:p>
          </table:table-cell>
          <table:table-cell office:value-type="float" office:value="1" table:style-name="ce2">
            <text:p>1</text:p>
          </table:table-cell>
          <table:table-cell office:value-type="currency" office:value="412.95515999999998" table:style-name="ce5">
            <text:p>412,96 zł</text:p>
          </table:table-cell>
          <table:table-cell office:value-type="currency" office:value="89.191179265658747" table:style-name="ce6">
            <text:p>89,19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0476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282.62415999999996" table:style-name="ce5">
            <text:p>282,62 zł</text:p>
          </table:table-cell>
          <table:table-cell office:value-type="currency" office:value="61.041935205183577" table:style-name="ce6">
            <text:p>61,04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0978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161.3886" table:style-name="ce5">
            <text:p>161,39 zł</text:p>
          </table:table-cell>
          <table:table-cell office:value-type="currency" office:value="34.857149028077757" table:style-name="ce6">
            <text:p>34,86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0981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82.912700000000001" table:style-name="ce5">
            <text:p>82,91 zł</text:p>
          </table:table-cell>
          <table:table-cell office:value-type="currency" office:value="17.907710583153349" table:style-name="ce6">
            <text:p>17,91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0986</text:p>
          </table:table-cell>
          <table:table-cell office:value-type="string" table:style-name="ce2">
            <text:p>Sachs</text:p>
          </table:table-cell>
          <table:table-cell office:value-type="float" office:value="1" table:style-name="ce2">
            <text:p>1</text:p>
          </table:table-cell>
          <table:table-cell office:value-type="currency" office:value="207.47585999999998" table:style-name="ce5">
            <text:p>207,48 zł</text:p>
          </table:table-cell>
          <table:table-cell office:value-type="currency" office:value="44.811200863930885" table:style-name="ce6">
            <text:p>44,81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1404</text:p>
          </table:table-cell>
          <table:table-cell office:value-type="string" table:style-name="ce2">
            <text:p>Sachs</text:p>
          </table:table-cell>
          <table:table-cell office:value-type="float" office:value="10" table:style-name="ce2">
            <text:p>10</text:p>
          </table:table-cell>
          <table:table-cell office:value-type="currency" office:value="222.39460000000003" table:style-name="ce5">
            <text:p>222,39 zł</text:p>
          </table:table-cell>
          <table:table-cell office:value-type="currency" office:value="48.033390928725709" table:style-name="ce6">
            <text:p>48,03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2054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229.88170000000002" table:style-name="ce5">
            <text:p>229,88 zł</text:p>
          </table:table-cell>
          <table:table-cell office:value-type="currency" office:value="49.650475161987046" table:style-name="ce6">
            <text:p>49,65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2566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306.08373999999998" table:style-name="ce5">
            <text:p>306,08 zł</text:p>
          </table:table-cell>
          <table:table-cell office:value-type="currency" office:value="66.108799136069109" table:style-name="ce6">
            <text:p>66,11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3216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398.70194000000004" table:style-name="ce5">
            <text:p>398,70 zł</text:p>
          </table:table-cell>
          <table:table-cell office:value-type="currency" office:value="86.112730021598281" table:style-name="ce6">
            <text:p>86,11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3472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117.90796" table:style-name="ce5">
            <text:p>117,91 zł</text:p>
          </table:table-cell>
          <table:table-cell office:value-type="currency" office:value="25.466082073434126" table:style-name="ce6">
            <text:p>25,47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3482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97.720520000000008" table:style-name="ce5">
            <text:p>97,72 zł</text:p>
          </table:table-cell>
          <table:table-cell office:value-type="currency" office:value="21.105943844492444" table:style-name="ce6">
            <text:p>21,11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4739</text:p>
          </table:table-cell>
          <table:table-cell office:value-type="string" table:style-name="ce2">
            <text:p>Sachs</text:p>
          </table:table-cell>
          <table:table-cell office:value-type="float" office:value="6" table:style-name="ce2">
            <text:p>6</text:p>
          </table:table-cell>
          <table:table-cell office:value-type="currency" office:value="122.95482000000001" table:style-name="ce5">
            <text:p>122,95 zł</text:p>
          </table:table-cell>
          <table:table-cell office:value-type="currency" office:value="26.55611663066955" table:style-name="ce6">
            <text:p>26,56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5293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231.37912" table:style-name="ce5">
            <text:p>231,38 zł</text:p>
          </table:table-cell>
          <table:table-cell office:value-type="currency" office:value="49.973892008639311" table:style-name="ce6">
            <text:p>49,97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5566</text:p>
          </table:table-cell>
          <table:table-cell office:value-type="string" table:style-name="ce2">
            <text:p>Sachs</text:p>
          </table:table-cell>
          <table:table-cell office:value-type="float" office:value="22" table:style-name="ce2">
            <text:p>22</text:p>
          </table:table-cell>
          <table:table-cell office:value-type="currency" office:value="129.88732000000002" table:style-name="ce5">
            <text:p>129,89 zł</text:p>
          </table:table-cell>
          <table:table-cell office:value-type="currency" office:value="28.053416846652272" table:style-name="ce6">
            <text:p>28,05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7342</text:p>
          </table:table-cell>
          <table:table-cell office:value-type="string" table:style-name="ce2">
            <text:p>Sachs</text:p>
          </table:table-cell>
          <table:table-cell office:value-type="float" office:value="5" table:style-name="ce2">
            <text:p>5</text:p>
          </table:table-cell>
          <table:table-cell office:value-type="currency" office:value="172.75789999999998" table:style-name="ce5">
            <text:p>172,76 zł</text:p>
          </table:table-cell>
          <table:table-cell office:value-type="currency" office:value="37.312721382289411" table:style-name="ce6">
            <text:p>37,31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53665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163.99522000000002" table:style-name="ce5">
            <text:p>164,00 zł</text:p>
          </table:table-cell>
          <table:table-cell office:value-type="currency" office:value="35.420133909287259" table:style-name="ce6">
            <text:p>35,42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56855</text:p>
          </table:table-cell>
          <table:table-cell office:value-type="string" table:style-name="ce2">
            <text:p>Sachs</text:p>
          </table:table-cell>
          <table:table-cell office:value-type="float" office:value="1" table:style-name="ce2">
            <text:p>1</text:p>
          </table:table-cell>
          <table:table-cell office:value-type="currency" office:value="223.22650000000002" table:style-name="ce5">
            <text:p>223,23 zł</text:p>
          </table:table-cell>
          <table:table-cell office:value-type="currency" office:value="48.213066954643629" table:style-name="ce6">
            <text:p>48,21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56873</text:p>
          </table:table-cell>
          <table:table-cell office:value-type="string" table:style-name="ce2">
            <text:p>Sachs</text:p>
          </table:table-cell>
          <table:table-cell office:value-type="float" office:value="1" table:style-name="ce2">
            <text:p>1</text:p>
          </table:table-cell>
          <table:table-cell office:value-type="currency" office:value="121.51286" table:style-name="ce5">
            <text:p>121,51 zł</text:p>
          </table:table-cell>
          <table:table-cell office:value-type="currency" office:value="26.244678185745141" table:style-name="ce6">
            <text:p>26,24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02007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61.782440000000001" table:style-name="ce5">
            <text:p>61,78 zł</text:p>
          </table:table-cell>
          <table:table-cell office:value-type="currency" office:value="13.343939524838014" table:style-name="ce6">
            <text:p>13,34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02009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55.182699999999997" table:style-name="ce5">
            <text:p>55,18 zł</text:p>
          </table:table-cell>
          <table:table-cell office:value-type="currency" office:value="11.918509719222461" table:style-name="ce6">
            <text:p>11,92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802399</text:p>
          </table:table-cell>
          <table:table-cell office:value-type="string" table:style-name="ce2">
            <text:p>Sachs</text:p>
          </table:table-cell>
          <table:table-cell office:value-type="float" office:value="1" table:style-name="ce2">
            <text:p>1</text:p>
          </table:table-cell>
          <table:table-cell office:value-type="currency" office:value="39.32114" table:style-name="ce5">
            <text:p>39,32 zł</text:p>
          </table:table-cell>
          <table:table-cell office:value-type="currency" office:value="8.4926868250539957" table:style-name="ce6">
            <text:p>8,49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00003</text:p>
          </table:table-cell>
          <table:table-cell office:value-type="string" table:style-name="ce2">
            <text:p>Sachs</text:p>
          </table:table-cell>
          <table:table-cell office:value-type="float" office:value="5" table:style-name="ce2">
            <text:p>5</text:p>
          </table:table-cell>
          <table:table-cell office:value-type="currency" office:value="38.877459999999999" table:style-name="ce5">
            <text:p>38,88 zł</text:p>
          </table:table-cell>
          <table:table-cell office:value-type="currency" office:value="8.3968596112311022" table:style-name="ce6">
            <text:p>8,40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00222</text:p>
          </table:table-cell>
          <table:table-cell office:value-type="string" table:style-name="ce2">
            <text:p>Sachs</text:p>
          </table:table-cell>
          <table:table-cell office:value-type="float" office:value="9" table:style-name="ce2">
            <text:p>9</text:p>
          </table:table-cell>
          <table:table-cell office:value-type="currency" office:value="26.620799999999996" table:style-name="ce5">
            <text:p>26,62 zł</text:p>
          </table:table-cell>
          <table:table-cell office:value-type="currency" office:value="5.7496328293736489" table:style-name="ce6">
            <text:p>5,75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44002</text:p>
          </table:table-cell>
          <table:table-cell office:value-type="string" table:style-name="ce2">
            <text:p>Sachs</text:p>
          </table:table-cell>
          <table:table-cell office:value-type="float" office:value="6" table:style-name="ce2">
            <text:p>6</text:p>
          </table:table-cell>
          <table:table-cell office:value-type="currency" office:value="76.867559999999997" table:style-name="ce5">
            <text:p>76,87 zł</text:p>
          </table:table-cell>
          <table:table-cell office:value-type="currency" office:value="16.602064794816414" table:style-name="ce6">
            <text:p>16,60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94329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100.32713999999999" table:style-name="ce5">
            <text:p>100,33 zł</text:p>
          </table:table-cell>
          <table:table-cell office:value-type="currency" office:value="21.668928725701942" table:style-name="ce6">
            <text:p>21,67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94358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92.285440000000008" table:style-name="ce5">
            <text:p>92,29 zł</text:p>
          </table:table-cell>
          <table:table-cell office:value-type="currency" office:value="19.93206047516199" table:style-name="ce6">
            <text:p>19,93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96032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71.876159999999999" table:style-name="ce5">
            <text:p>71,88 zł</text:p>
          </table:table-cell>
          <table:table-cell office:value-type="currency" office:value="15.524008639308855" table:style-name="ce6">
            <text:p>15,52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96515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75.92474" table:style-name="ce5">
            <text:p>75,92 zł</text:p>
          </table:table-cell>
          <table:table-cell office:value-type="currency" office:value="16.398431965442764" table:style-name="ce6">
            <text:p>16,40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96612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86.018460000000005" table:style-name="ce5">
            <text:p>86,02 zł</text:p>
          </table:table-cell>
          <table:table-cell office:value-type="currency" office:value="18.578501079913607" table:style-name="ce6">
            <text:p>18,58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96951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112.91656" table:style-name="ce5">
            <text:p>112,92 zł</text:p>
          </table:table-cell>
          <table:table-cell office:value-type="currency" office:value="24.388025917926566" table:style-name="ce6">
            <text:p>24,39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96984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163.27424000000002" table:style-name="ce5">
            <text:p>163,27 zł</text:p>
          </table:table-cell>
          <table:table-cell office:value-type="currency" office:value="35.264414686825056" table:style-name="ce6">
            <text:p>35,26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97692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81.63712000000001" table:style-name="ce5">
            <text:p>81,64 zł</text:p>
          </table:table-cell>
          <table:table-cell office:value-type="currency" office:value="17.632207343412528" table:style-name="ce6">
            <text:p>17,63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98642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100.1053" table:style-name="ce5">
            <text:p>100,11 zł</text:p>
          </table:table-cell>
          <table:table-cell office:value-type="currency" office:value="21.621015118790496" table:style-name="ce6">
            <text:p>21,62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998800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85.630239999999986" table:style-name="ce5">
            <text:p>85,63 zł</text:p>
          </table:table-cell>
          <table:table-cell office:value-type="currency" office:value="18.494652267818573" table:style-name="ce6">
            <text:p>18,49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290601009</text:p>
          </table:table-cell>
          <table:table-cell office:value-type="string" table:style-name="ce2">
            <text:p>Sachs</text:p>
          </table:table-cell>
          <table:table-cell office:value-type="float" office:value="12" table:style-name="ce2">
            <text:p>12</text:p>
          </table:table-cell>
          <table:table-cell office:value-type="currency" office:value="1270.0339999999999" table:style-name="ce5">
            <text:p>1 270,03 zł</text:p>
          </table:table-cell>
          <table:table-cell office:value-type="currency" office:value="274.30539956803455" table:style-name="ce6">
            <text:p>274,31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290601050</text:p>
          </table:table-cell>
          <table:table-cell office:value-type="string" table:style-name="ce2">
            <text:p>Sachs</text:p>
          </table:table-cell>
          <table:table-cell office:value-type="float" office:value="31" table:style-name="ce2">
            <text:p>31</text:p>
          </table:table-cell>
          <table:table-cell office:value-type="currency" office:value="992.73400000000004" table:style-name="ce5">
            <text:p>992,73 zł</text:p>
          </table:table-cell>
          <table:table-cell office:value-type="currency" office:value="214.4133909287257" table:style-name="ce6">
            <text:p>214,41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290601059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1070.3779999999999" table:style-name="ce5">
            <text:p>1 070,38 zł</text:p>
          </table:table-cell>
          <table:table-cell office:value-type="currency" office:value="231.18315334773217" table:style-name="ce6">
            <text:p>231,18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290602004</text:p>
          </table:table-cell>
          <table:table-cell office:value-type="string" table:style-name="ce2">
            <text:p>Sachs</text:p>
          </table:table-cell>
          <table:table-cell office:value-type="float" office:value="1" table:style-name="ce2">
            <text:p>1</text:p>
          </table:table-cell>
          <table:table-cell office:value-type="currency" office:value="992.73400000000004" table:style-name="ce5">
            <text:p>992,73 zł</text:p>
          </table:table-cell>
          <table:table-cell office:value-type="currency" office:value="214.4133909287257" table:style-name="ce6">
            <text:p>214,41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294000296</text:p>
          </table:table-cell>
          <table:table-cell office:value-type="string" table:style-name="ce2">
            <text:p>Sachs</text:p>
          </table:table-cell>
          <table:table-cell office:value-type="float" office:value="1" table:style-name="ce2">
            <text:p>1</text:p>
          </table:table-cell>
          <table:table-cell office:value-type="currency" office:value="770.89400000000001" table:style-name="ce5">
            <text:p>770,89 zł</text:p>
          </table:table-cell>
          <table:table-cell office:value-type="currency" office:value="166.49978401727861" table:style-name="ce6">
            <text:p>166,50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294000996</text:p>
          </table:table-cell>
          <table:table-cell office:value-type="string" table:style-name="ce2">
            <text:p>Sachs</text:p>
          </table:table-cell>
          <table:table-cell office:value-type="float" office:value="1" table:style-name="ce2">
            <text:p>1</text:p>
          </table:table-cell>
          <table:table-cell office:value-type="currency" office:value="1037.1019999999999" table:style-name="ce5">
            <text:p>1 037,10 zł</text:p>
          </table:table-cell>
          <table:table-cell office:value-type="currency" office:value="223.99611231101508" table:style-name="ce6">
            <text:p>224,00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294001360</text:p>
          </table:table-cell>
          <table:table-cell office:value-type="string" table:style-name="ce2">
            <text:p>Sachs</text:p>
          </table:table-cell>
          <table:table-cell office:value-type="float" office:value="2" table:style-name="ce2">
            <text:p>2</text:p>
          </table:table-cell>
          <table:table-cell office:value-type="currency" office:value="787.53199999999993" table:style-name="ce5">
            <text:p>787,53 zł</text:p>
          </table:table-cell>
          <table:table-cell office:value-type="currency" office:value="170.09330453563715" table:style-name="ce6">
            <text:p>170,09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000951233</text:p>
          </table:table-cell>
          <table:table-cell office:value-type="string" table:style-name="ce2">
            <text:p>Sachs</text:p>
          </table:table-cell>
          <table:table-cell office:value-type="float" office:value="1" table:style-name="ce2">
            <text:p>1</text:p>
          </table:table-cell>
          <table:table-cell office:value-type="currency" office:value="1026.01" table:style-name="ce5">
            <text:p>1 026,01 zł</text:p>
          </table:table-cell>
          <table:table-cell office:value-type="currency" office:value="221.60043196544277" table:style-name="ce6">
            <text:p>221,60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000970001</text:p>
          </table:table-cell>
          <table:table-cell office:value-type="string" table:style-name="ce2">
            <text:p>Sachs</text:p>
          </table:table-cell>
          <table:table-cell office:value-type="float" office:value="4" table:style-name="ce2">
            <text:p>4</text:p>
          </table:table-cell>
          <table:table-cell office:value-type="currency" office:value="549.05399999999997" table:style-name="ce5">
            <text:p>549,05 zł</text:p>
          </table:table-cell>
          <table:table-cell office:value-type="currency" office:value="118.58617710583152" table:style-name="ce6">
            <text:p>118,59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000970051</text:p>
          </table:table-cell>
          <table:table-cell office:value-type="string" table:style-name="ce2">
            <text:p>Sachs</text:p>
          </table:table-cell>
          <table:table-cell office:value-type="float" office:value="1" table:style-name="ce2">
            <text:p>1</text:p>
          </table:table-cell>
          <table:table-cell office:value-type="currency" office:value="524.09699999999998" table:style-name="ce5">
            <text:p>524,10 zł</text:p>
          </table:table-cell>
          <table:table-cell office:value-type="currency" office:value="113.19589632829374" table:style-name="ce6">
            <text:p>113,20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82654142</text:p>
          </table:table-cell>
          <table:table-cell office:value-type="string" table:style-name="ce2">
            <text:p>Sachs</text:p>
          </table:table-cell>
          <table:table-cell office:value-type="float" office:value="4" table:style-name="ce2">
            <text:p>4</text:p>
          </table:table-cell>
          <table:table-cell office:value-type="currency" office:value="138.37269999999998" table:style-name="ce5">
            <text:p>138,37 zł</text:p>
          </table:table-cell>
          <table:table-cell office:value-type="currency" office:value="29.886112311015115" table:style-name="ce6">
            <text:p>29,89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82654196</text:p>
          </table:table-cell>
          <table:table-cell office:value-type="string" table:style-name="ce2">
            <text:p>Sachs</text:p>
          </table:table-cell>
          <table:table-cell office:value-type="float" office:value="33" table:style-name="ce2">
            <text:p>33</text:p>
          </table:table-cell>
          <table:table-cell office:value-type="currency" office:value="164.99350000000001" table:style-name="ce5">
            <text:p>164,99 zł</text:p>
          </table:table-cell>
          <table:table-cell office:value-type="currency" office:value="35.635745140388771" table:style-name="ce6">
            <text:p>35,64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82654206</text:p>
          </table:table-cell>
          <table:table-cell office:value-type="string" table:style-name="ce2">
            <text:p>Sachs</text:p>
          </table:table-cell>
          <table:table-cell office:value-type="float" office:value="7" table:style-name="ce2">
            <text:p>7</text:p>
          </table:table-cell>
          <table:table-cell office:value-type="currency" office:value="221.56270000000001" table:style-name="ce5">
            <text:p>221,56 zł</text:p>
          </table:table-cell>
          <table:table-cell office:value-type="currency" office:value="47.853714902807781" table:style-name="ce6">
            <text:p>47,85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82654213</text:p>
          </table:table-cell>
          <table:table-cell office:value-type="string" table:style-name="ce2">
            <text:p>Sachs</text:p>
          </table:table-cell>
          <table:table-cell office:value-type="float" office:value="8" table:style-name="ce2">
            <text:p>8</text:p>
          </table:table-cell>
          <table:table-cell office:value-type="currency" office:value="127.28069999999998" table:style-name="ce5">
            <text:p>127,28 zł</text:p>
          </table:table-cell>
          <table:table-cell office:value-type="currency" office:value="27.49043196544276" table:style-name="ce6">
            <text:p>27,49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82654214</text:p>
          </table:table-cell>
          <table:table-cell office:value-type="string" table:style-name="ce2">
            <text:p>Sachs</text:p>
          </table:table-cell>
          <table:table-cell office:value-type="float" office:value="6" table:style-name="ce2">
            <text:p>6</text:p>
          </table:table-cell>
          <table:table-cell office:value-type="currency" office:value="149.46469999999999" table:style-name="ce5">
            <text:p>149,46 zł</text:p>
          </table:table-cell>
          <table:table-cell office:value-type="currency" office:value="32.28179265658747" table:style-name="ce6">
            <text:p>32,28 €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182654215</text:p>
          </table:table-cell>
          <table:table-cell office:value-type="string" table:style-name="ce2">
            <text:p>Sachs</text:p>
          </table:table-cell>
          <table:table-cell office:value-type="float" office:value="8" table:style-name="ce2">
            <text:p>8</text:p>
          </table:table-cell>
          <table:table-cell office:value-type="currency" office:value="121.7347" table:style-name="ce5">
            <text:p>121,73 zł</text:p>
          </table:table-cell>
          <table:table-cell office:value-type="currency" office:value="26.292591792656587" table:style-name="ce6">
            <text:p>26,29 €</text:p>
          </table:table-cell>
          <table:table-cell table:number-columns-repeated="16379"/>
        </table:table-row>
        <table:table-row table:number-rows-repeated="10485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">
      <number:number number:decimal-places="2" number:min-decimal-places="2" number:min-integer-digits="1" number:grouping="true"/>
      <number:text> </number:text>
      <number:currency-symbol>zł</number:currency-symbol>
    </number:currency-style>
    <number:currency-style style:name="N37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€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Marcin</meta:initial-creator>
    <dc:creator>Marcin</dc:creator>
    <meta:creation-date>2022-01-09T16:47:42Z</meta:creation-date>
    <dc:date>2022-01-09T16:49:48Z</dc:date>
    <meta:editing-duration>PT0S</meta:editing-duration>
  </office:meta>
</office:document-meta>
</file>